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OnMultipleMocksUsingMatchersTest.shouldVerifyMultipleM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OnMultipleMocksUsingMatchersTest.shouldVerifyUsing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